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CEB000009B00D8BDC51D4D18334.png" manifest:media-type="image/png"/>
  <manifest:file-entry manifest:full-path="Pictures/1000020100000CEB000009B0698EB1ACA470D143.png" manifest:media-type="image/png"/>
  <manifest:file-entry manifest:full-path="Pictures/1000020100000CEB000009B0C3D535B3CBDAE4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ESP Sensor Projec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Project Ai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llect sensor data with ESP 8266</text:p>
                <text:list>
                  <text:list-item>
                    <text:p>Temperature, humidity, etc.</text:p>
                  </text:list-item>
                </text:list>
              </text:list-item>
              <text:list-item>
                <text:p>ESP is connected to Network</text:p>
              </text:list-item>
              <text:list-item>
                <text:p>ESP sends data to Cloud or Webservice</text:p>
              </text:list-item>
              <text:list-item>
                <text:p>Data will be visualized in graph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6" draw:layer="layout" svg:width="26.5cm" svg:height="1.8cm" svg:x="0.4cm" svg:y="0.2cm" presentation:class="title" presentation:user-transformed="true">
          <draw:text-box>
            <text:p>Visualized Data example</text:p>
          </draw:text-box>
        </draw:frame>
        <draw:frame draw:style-name="gr2" draw:layer="layout" svg:width="12.297cm" svg:height="9.134cm" svg:x="1.4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2.311cm" svg:height="10.2cm" svg:x="14.309cm" svg:y="3.6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30T11:32:48.058000000</meta:creation-date>
    <meta:editing-duration>PT5M30S</meta:editing-duration>
    <meta:editing-cycles>2</meta:editing-cycles>
    <meta:generator>LibreOffice/6.3.0.4$Windows_X86_64 LibreOffice_project/057fc023c990d676a43019934386b85b21a9ee99</meta:generator>
    <dc:title>Portfolio</dc:title>
    <dc:date>2019-11-30T11:58:55.625000000</dc:date>
    <meta:document-statistic meta:object-count="5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afd095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afd095" fo:font-size="10pt" style:font-size-asian="10pt" style:font-size-complex="10pt"/>
    </style:style>
    <style:style style:name="ch5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8cm" svg:height="9.135cm" xlink:href="." xlink:type="simple" chart:class="chart:bar" chart:style-name="ch1">
        <chart:legend chart:legend-position="end" svg:x="9.241cm" svg:y="4.019cm" style:legend-expansion="high" chart:style-name="ch2"/>
        <chart:plot-area chart:style-name="ch3" chart:data-source-has-labels="both" svg:x="0.245cm" svg:y="0.182cm" svg:width="8.751cm" svg:height="8.771cm">
          <chartooo:coordinate-region svg:x="0.245cm" svg:y="0.182cm" svg:width="8.751cm" svg:height="8.124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Ø Humidity</text:p>
              </table:table-cell>
              <table:table-cell office:value-type="string">
                <text:p>Ø Temperature</text:p>
              </table:table-cell>
            </table:table-row>
          </table:table-header-rows>
          <table:table-rows>
            <table:table-row>
              <table:table-cell office:value-type="string">
                <text:p>Mo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Tu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Wed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Thu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Fri</text:p>
              </table:table-cell>
              <table:table-cell office:value-type="float" office:value="7.2">
                <text:p>7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Sat</text:p>
              </table:table-cell>
              <table:table-cell office:value-type="float" office:value="1.2">
                <text:p>1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Sun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afd095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4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color="#afd095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afd095" fo:font-size="9pt" style:font-size-asian="9pt" style:font-size-complex="9pt"/>
    </style:style>
    <style:style style:name="ch6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12cm" svg:height="10.201cm" xlink:href="." xlink:type="simple" chart:class="chart:scatter" chart:style-name="ch1">
        <chart:legend chart:legend-position="end" svg:x="9.037cm" svg:y="4.552cm" style:legend-expansion="high" chart:style-name="ch2"/>
        <chart:plot-area chart:style-name="ch3" chart:data-source-has-labels="both" svg:x="0.246cm" svg:y="0.204cm" svg:width="8.545cm" svg:height="8.812cm">
          <chartooo:coordinate-region svg:x="0.339cm" svg:y="0.204cm" svg:width="8.265cm" svg:height="8.165cm"/>
          <chart:axis chart:dimension="x" chart:name="primary-x" chart:style-name="ch4" chartooo:axis-type="auto">
            <chart:title svg:x="4.104cm" svg:y="9.22cm" chart:style-name="ch5">
              <text:p>Time</text:p>
            </chart:title>
            <chart:categories table:cell-range-address="local-table.$A$2:.$A$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6" chart:label-cell-address="local-table.$B$1" chart:class="chart:scatter">
            <chart:data-point chart:repeated="25"/>
          </chart:series>
          <chart:series chart:style-name="ch9" chart:values-cell-range-address="local-table.$C$2:.$C$26" chart:label-cell-address="local-table.$C$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midity</text:p>
              </table:table-cell>
              <table:table-cell office:value-type="string">
                <text:p>Temperature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4.3">
                <text:p>14.3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.4">
                <text:p>12.4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1">
                <text:p>12.1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8">
                <text:p>15.8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9">
                <text:p>12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9">
                <text:p>14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">
                <text:p>4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">
                <text:p>10.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5">
                <text:p>15.5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8">
                <text:p>16.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9">
                <text:p>18.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9">
                <text:p>15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9">
                <text:p>17.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8">
                <text:p>9.8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">
                <text:p>7.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9">
                <text:p>12.9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8">
                <text:p>16.8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9">
                <text:p>13.9</text:p>
              </table:table-cell>
              <table:table-cell office:value-type="float" office:value="16.87">
                <text:p>16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8">
                <text:p>13.8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8">
                <text:p>13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8">
                <text:p>13.8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